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5-09-1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5-06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5-03-2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5-01-0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4-09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4-06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4-03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4-01-0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3-09-1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3-06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3-03-2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2-12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2-09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2-06-2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2-03-1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1-12-0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1-09-1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1-03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0036" calcext:value-type="float">
            <text:p>12.48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9876" calcext:value-type="float">
            <text:p>11.19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1324" calcext:value-type="float">
            <text:p>9.8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1221194247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4" meta:object-count="0"/>
    <meta:user-defined meta:name="AppVersion">3.0</meta:user-defined>
  </office:meta>
</office:document-meta>
</file>